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loext:contextual-spacing="false" fo:line-height="138%" style:writing-mode="lr-tb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a124e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officeooo:rsid="001a124e" officeooo:paragraph-rsid="001a124e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officeooo:rsid="001b37dd" officeooo:paragraph-rsid="001b37d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124e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he program as instructed is complete. This program runs purely on Python as I was unable to build a Flask app since I have no experience in it and a paucity of time due to ongoing internals did not accord me much time to fully learn it. However, if selected, I’ll ensure I have more than sufficient knowledge of all frameworks before my joining date. </text:span></text:p>
      <text:p text:style-name="P4"><text:span text:style-name="T1"/></text:p>
      <text:p text:style-name="P5"><text:span text:style-name="T1">I have first created a dictionary of graphs where the key is the route and the value is a graph of all stops lying on the route. Each node is represented as route_id-stop_id. The weight of each edge in these graphs is 0. Then, I have made an edge between nodes which lie on more than one route, i.e. with same stop_id and different route_id and have assigned weight 1 to these edges. I have stored all routes associated with a stop in another dictionary and a dictionary of stop_id and stop_name for propogating a dropdown. Given a stop, I select its stop_id, find all routes it lies on and then find the path using modified networkx algo. </text:span></text:p>
      <text:p text:style-name="P4"><text:span text:style-name="T1"/></text:p>
      <text:p text:style-name="P4"><text:span text:style-name="T1">To run this project, just take a pull of the repo and paste the txt files inside the folder exrtracted from zip file in same directory as first.py. Then execute the program in Python. Some pre-processing will take place and after 2 minutes or so, a promopt appears on command line asking for input. Any two stop ids can be entered here. The output is all possible paths between those two stops with 0 or 1 hop. If no such route is possible, an empty list is prin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7:38:57.313226869</meta:creation-date>
    <dc:date>2019-04-13T17:59:28.987644272</dc:date>
    <meta:editing-duration>PT10S</meta:editing-duration>
    <meta:editing-cycles>1</meta:editing-cycles>
    <meta:document-statistic meta:table-count="0" meta:image-count="0" meta:object-count="0" meta:page-count="1" meta:paragraph-count="3" meta:word-count="271" meta:character-count="1458" meta:non-whitespace-character-count="1188"/>
    <meta:generator>LibreOffice/5.1.6.2$Linux_X86_64 LibreOffice_project/10m0$Build-2</meta:generator>
  </office:meta>
</office:document-meta>
</file>